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b011" officeooo:paragraph-rsid="001bb011"/>
    </style:style>
    <style:style style:name="P2" style:family="paragraph" style:parent-style-name="Standard">
      <style:text-properties fo:font-weight="normal" officeooo:rsid="001bb011" officeooo:paragraph-rsid="001bb011" style:font-weight-asian="normal" style:font-weight-complex="normal"/>
    </style:style>
    <style:style style:name="P3" style:family="paragraph" style:parent-style-name="Standard">
      <style:text-properties fo:font-weight="normal" officeooo:rsid="001c363b" officeooo:paragraph-rsid="001c363b" style:font-weight-asian="normal" style:font-weight-complex="normal"/>
    </style:style>
    <style:style style:name="P4" style:family="paragraph" style:parent-style-name="Standard">
      <style:text-properties fo:font-weight="normal" officeooo:rsid="001d5217" officeooo:paragraph-rsid="001d5217" style:font-weight-asian="normal" style:font-weight-complex="normal"/>
    </style:style>
    <style:style style:name="P5" style:family="paragraph" style:parent-style-name="Standard">
      <style:text-properties fo:font-weight="normal" officeooo:rsid="001bb011" officeooo:paragraph-rsid="001bb011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bb011" officeooo:paragraph-rsid="001bb011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1bb011" officeooo:paragraph-rsid="001bb011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1bb011" officeooo:paragraph-rsid="001bb011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bb011" officeooo:paragraph-rsid="001bb011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c363b" officeooo:paragraph-rsid="001c363b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1c363b" officeooo:paragraph-rsid="001c363b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1c363b" officeooo:paragraph-rsid="001c363b" style:font-weight-asian="normal" style:font-weight-complex="normal"/>
    </style:style>
    <style:style style:name="P13" style:family="paragraph" style:parent-style-name="Standard" style:list-style-name="L6">
      <style:text-properties fo:font-weight="normal" officeooo:rsid="001d5217" officeooo:paragraph-rsid="001d5217" style:font-weight-asian="normal" style:font-weight-complex="normal"/>
    </style:style>
    <style:style style:name="P14" style:family="paragraph" style:parent-style-name="Standard">
      <style:text-properties fo:font-weight="normal" officeooo:rsid="001d5217" officeooo:paragraph-rsid="001d5217" style:font-weight-asian="normal" style:font-weight-complex="normal"/>
    </style:style>
    <style:style style:name="P15" style:family="paragraph" style:parent-style-name="Standard">
      <style:text-properties fo:font-weight="normal" officeooo:rsid="001ee362" officeooo:paragraph-rsid="001ee362" style:font-weight-asian="normal" style:font-weight-complex="normal"/>
    </style:style>
    <style:style style:name="P16" style:family="paragraph" style:parent-style-name="Standard" style:list-style-name="L7">
      <style:text-properties fo:font-weight="normal" officeooo:rsid="001ee362" officeooo:paragraph-rsid="001ee362" style:font-weight-asian="normal" style:font-weight-complex="normal"/>
    </style:style>
    <style:style style:name="P17" style:family="paragraph" style:parent-style-name="Standard" style:list-style-name="L8">
      <style:text-properties fo:font-weight="normal" officeooo:rsid="001ee362" officeooo:paragraph-rsid="001ee362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weight="normal" officeooo:rsid="001ee362" officeooo:paragraph-rsid="001ee36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řída <text:span text:style-name="T2">MOTOLICE</text:span></text:p>
      <text:p text:style-name="P2">Motolice kopinatá</text:p>
      <text:list xml:id="list8282727708755916011" text:style-name="L1">
        <text:list-item>
          <text:p text:style-name="P6">Nakazí mravence, kteří poté vychází na volná prostranství a nechají se sežrat dobytkem</text:p>
        </text:list-item>
      </text:list>
      <text:p text:style-name="P2">Krevnička močová</text:p>
      <text:list xml:id="list6658108425230980364" text:style-name="L2">
        <text:list-item>
          <text:p text:style-name="P7">rozežírá epitel močového měchýře, který poté krvácí</text:p>
        </text:list-item>
        <text:list-item>
          <text:p text:style-name="P7">rozšířená v Africe a Asii</text:p>
        </text:list-item>
      </text:list>
      <text:p text:style-name="P2"/>
      <text:p text:style-name="P2">Třída TASEMNICE</text:p>
      <text:p text:style-name="P2">Tasemnice bezbranná</text:p>
      <text:list xml:id="list6513003414974659619" text:style-name="L3">
        <text:list-item>
          <text:p text:style-name="P8">hlavička nemá žádné háčky, přichycuje se ke střevu přísavkami</text:p>
        </text:list-item>
        <text:list-item>
          <text:p text:style-name="P8">hlavička, krček, proglotid</text:p>
        </text:list-item>
        <text:list-item>
          <text:p text:style-name="P10">mezihostitelem bývají krávy</text:p>
        </text:list-item>
      </text:list>
      <text:p text:style-name="P2">Tasemnice dlouhočlenná</text:p>
      <text:list xml:id="list3794979184592552274" text:style-name="L4">
        <text:list-item>
          <text:p text:style-name="P9">ružice s háčky</text:p>
        </text:list-item>
        <text:list-item>
          <text:p text:style-name="P9">poslední článek dozrává a spolu se zárodečnými buňkami opouští tělo</text:p>
        </text:list-item>
        <text:list-item>
          <text:p text:style-name="P11">mezihostitelem jsou prasata a konečným hostitelem masožravec</text:p>
          <text:list>
            <text:list-item>
              <text:p text:style-name="P11">u mezihostitelů tvoří zapouzdřené boubely ve svalovině</text:p>
            </text:list-item>
          </text:list>
        </text:list-item>
      </text:list>
      <text:p text:style-name="P3">Tasemnice psí</text:p>
      <text:list xml:id="list1578090011155042576" text:style-name="L5">
        <text:list-item>
          <text:p text:style-name="P12">přenáší se pomocí blech</text:p>
        </text:list-item>
      </text:list>
      <text:p text:style-name="P3"/>
      <text:p text:style-name="P4">Kmen <text:span text:style-name="T1">HLÍSTI</text:span></text:p>
      <text:p text:style-name="P4">Třída HLÍSTICE</text:p>
      <text:list xml:id="list6512093405346496923" text:style-name="L6">
        <text:list-item>
          <text:p text:style-name="P13">v moři, sladké vodě, půdě</text:p>
        </text:list-item>
      </text:list>
      <text:p text:style-name="P4"/>
      <text:p text:style-name="P4"/>
      <text:p text:style-name="P18">Kroužkovci</text:p>
      <text:p text:style-name="P15"><text:tab/>Mnohoštětinatci</text:p>
      <text:p text:style-name="P15"><text:tab/></text:p>
      <text:p text:style-name="P15"><text:tab/></text:p>
      <text:list xml:id="list7935463297303860173" text:style-name="L7">
        <text:list-item>
          <text:p text:style-name="P16">Vývin nepřímý, larva trochofora</text:p>
        </text:list-item>
        <text:list-item>
          <text:p text:style-name="P16">pohyb pomocí štětinek - parapodií</text:p>
        </text:list-item>
        <text:list-item>
          <text:p text:style-name="P16">hlavně mořští</text:p>
        </text:list-item>
      </text:list>
      <text:p text:style-name="P15"/>
      <text:p text:style-name="P15">Máloštětinatci</text:p>
      <text:list xml:id="list5259287185393268486" text:style-name="L8">
        <text:list-item>
          <text:p text:style-name="P17">žížala obecná, Nitěnky, Pyjavka lékařská (tiší bolest, zabraňuje srážlivosti krve hirudinem</text:p>
        </text:list-item>
        <text:list-item>
          <text:p text:style-name="P17">pyjavka koňská, chobotnatka rybí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2:10:08.652917067</meta:creation-date>
    <dc:date>2018-03-07T11:01:05.042108751</dc:date>
    <meta:editing-duration>P1DT21H1M40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2" meta:paragraph-count="31" meta:word-count="140" meta:character-count="919" meta:non-whitespace-character-count="822"/>
  </office:meta>
</office:document-meta>
</file>